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Wees welkom allema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0.8" calcext:value-type="float">
            <text:p>0.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3" table:formula="of:=[.B4]" office:value-type="float" office:value="0.25" calcext:value-type="float">
            <text:p>0.2500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[.C4]+[.B5]" office:value-type="float" office:value="0.4375" calcext:value-type="float">
            <text:p>0.43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[.C5]+[.B6]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6]+[.B7]" office:value-type="float" office:value="0.625" calcext:value-type="float">
            <text:p>0.62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7]+[.B8]"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/8" office:value-type="float" office:value="0.375" calcext:value-type="float">
            <text:p>0.3750</text:p>
          </table:table-cell>
          <table:table-cell table:formula="of:=[.C8]+[.B9]" office:value-type="float" office:value="1.125" calcext:value-type="float">
            <text:p>1.12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9]+[.B10]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3/16" office:value-type="float" office:value="0.1875" calcext:value-type="float">
            <text:p>0.1875</text:p>
          </table:table-cell>
          <table:table-cell table:style-name="ce1" table:formula="of:=[.C10]+[.B11]" office:value-type="float" office:value="1.4375" calcext:value-type="float">
            <text:p>1.43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1" table:formula="of:=[.C11]+[.B12]" office:value-type="float" office:value="1.5" calcext:value-type="float">
            <text:p>1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2]+[.B13]" office:value-type="float" office:value="1.625" calcext:value-type="float">
            <text:p>1.6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3]+[.B14]" office:value-type="float" office:value="1.75" calcext:value-type="float">
            <text:p>1.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4]+[.B15]" office:value-type="float" office:value="1.875" calcext:value-type="float">
            <text:p>1.8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5]+[.B16]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6]+[.B17]" office:value-type="float" office:value="2.125" calcext:value-type="float">
            <text:p>2.1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17]+[.B18]" office:value-type="float" office:value="2.25" calcext:value-type="float">
            <text:p>2.25</text:p>
          </table:table-cell>
          <table:table-cell table:style-name="ce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18]+[.B19]" office:value-type="float" office:value="2.375" calcext:value-type="float">
            <text:p>2.37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19]+[.B20]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0]+[.B21]" office:value-type="float" office:value="2.625" calcext:value-type="float">
            <text:p>2.62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1]+[.B22]" office:value-type="float" office:value="2.75" calcext:value-type="float">
            <text:p>2.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2]+[.B23]" office:value-type="float" office:value="2.875" calcext:value-type="float">
            <text:p>2.87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3]+[.B2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4]+[.B25]" office:value-type="float" office:value="3.125" calcext:value-type="float">
            <text:p>3.12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25]+[.B26]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3/16" office:value-type="float" office:value="0.1875" calcext:value-type="float">
            <text:p>0.1875</text:p>
          </table:table-cell>
          <table:table-cell table:style-name="ce1" table:formula="of:=[.C26]+[.B27]" office:value-type="float" office:value="3.4375" calcext:value-type="float">
            <text:p>3.43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/16" office:value-type="float" office:value="0.0625" calcext:value-type="float">
            <text:p>0.0625</text:p>
          </table:table-cell>
          <table:table-cell table:style-name="ce1" table:formula="of:=[.C27]+[.B28]" office:value-type="float" office:value="3.5" calcext:value-type="float">
            <text:p>3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28]+[.B29]" office:value-type="float" office:value="3.625" calcext:value-type="float">
            <text:p>3.6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29]+[.B30]" office:value-type="float" office:value="3.75" calcext:value-type="float">
            <text:p>3.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0]+[.B31]" office:value-type="float" office:value="3.875" calcext:value-type="float">
            <text:p>3.8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1]+[.B32]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2]+[.B33]" office:value-type="float" office:value="4.125" calcext:value-type="float">
            <text:p>4.1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3]+[.B34]" office:value-type="float" office:value="4.25" calcext:value-type="float">
            <text:p>4.25</text:p>
          </table:table-cell>
          <table:table-cell table:style-name="ce1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34]+[.B35]" office:value-type="float" office:value="4.375" calcext:value-type="float">
            <text:p>4.37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35]+[.B36]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36]+[.B37]" office:value-type="float" office:value="4.625" calcext:value-type="float">
            <text:p>4.62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37]+[.B38]"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/8" office:value-type="float" office:value="0.375" calcext:value-type="float">
            <text:p>0.3750</text:p>
          </table:table-cell>
          <table:table-cell table:formula="of:=[.C38]+[.B39]" office:value-type="float" office:value="5.125" calcext:value-type="float">
            <text:p>5.12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8" office:value-type="float" office:value="0.125" calcext:value-type="float">
            <text:p>0.1250</text:p>
          </table:table-cell>
          <table:table-cell table:formula="of:=[.C39]+[.B40]"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40]+[.B41]" office:value-type="float" office:value="5.5" calcext:value-type="float">
            <text:p>5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41]+[.B42]" office:value-type="float" office:value="5.75" calcext:value-type="float">
            <text:p>5.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42]+[.B43]" office:value-type="float" office:value="6" calcext:value-type="float">
            <text:p>6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0:06:24.824749722</meta:creation-date>
    <dc:date>2019-08-21T16:16:36.996706626</dc:date>
    <meta:editing-duration>PT6H10M9S</meta:editing-duration>
    <meta:editing-cycles>7</meta:editing-cycles>
    <meta:generator>LibreOffice/6.0.7.3$Linux_X86_64 LibreOffice_project/00m0$Build-3</meta:generator>
    <meta:document-statistic meta:table-count="1" meta:cell-count="125" meta:object-count="0"/>
  </office:meta>
</office:document-meta>
</file>